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lthazar" svg:font-family="Balthazar" style:font-pitch="variable"/>
    <style:font-face style:name="Liberation Sans1" svg:font-family="'Liberation Sans'" style:font-pitch="variable"/>
    <style:font-face style:name="Prata" svg:font-family="Prat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e4431" draw:textarea-horizontal-align="justify" draw:textarea-vertical-align="middle" draw:auto-grow-height="false" fo:min-height="10.443cm" fo:min-width="13.39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1cm"/>
    </style:style>
    <style:style style:name="gr3" style:family="graphic" style:parent-style-name="standard">
      <style:graphic-properties svg:stroke-color="#cbcabc" draw:fill-color="#3e4431" draw:textarea-horizontal-align="justify" draw:textarea-vertical-align="middle" draw:auto-grow-height="false" fo:min-height="9.783cm" fo:min-width="12.60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9.3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2.973cm"/>
    </style:style>
    <style:style style:name="gr6" style:family="graphic" style:parent-style-name="objectwithoutfill">
      <style:graphic-properties svg:stroke-color="#cbcabc" draw:marker-end="" draw:fill="none" draw:textarea-vertical-align="middle"/>
    </style:style>
    <style:style style:name="gr7" style:family="graphic" style:parent-style-name="standard">
      <style:graphic-properties draw:stroke="none" svg:stroke-color="#000000" draw:fill="solid" draw:fill-color="#cbcabc" draw:textarea-horizontal-align="left" draw:textarea-vertical-align="middle" draw:auto-grow-height="true" draw:auto-grow-width="true" fo:min-height="0.357cm" fo:min-width="2.521cm" draw:shadow="hidden"/>
    </style:style>
    <style:style style:name="gr8" style:family="graphic" style:parent-style-name="standard">
      <style:graphic-properties svg:stroke-width="0cm" svg:stroke-color="#cbcabc" draw:marker-start-width="0.2cm" draw:marker-end-width="0.2cm" draw:fill="none" draw:textarea-horizontal-align="justify" draw:textarea-vertical-align="middle" draw:auto-grow-height="false" fo:min-height="0.385cm" fo:min-width="0.135cm" fo:padding-top="0.125cm" fo:padding-bottom="0.125cm" fo:padding-left="0.25cm" fo:padding-right="0.25cm"/>
    </style:style>
    <style:style style:name="gr9" style:family="graphic" style:parent-style-name="standard">
      <style:graphic-properties svg:stroke-width="0cm" svg:stroke-color="#cbcabc" draw:marker-start-width="0.2cm" draw:marker-end-width="0.2cm" draw:fill="none" draw:textarea-horizontal-align="justify" draw:textarea-vertical-align="middle" draw:auto-grow-height="false" fo:min-height="0.969cm" fo:min-width="0cm" fo:padding-top="0.125cm" fo:padding-bottom="0.125cm" fo:padding-left="0.25cm" fo:padding-right="0.25cm"/>
    </style:style>
    <style:style style:name="gr10" style:family="graphic" style:parent-style-name="standard">
      <style:graphic-properties svg:stroke-width="0cm" svg:stroke-color="#cbcabc" draw:marker-start-width="0.2cm" draw:marker-end-width="0.2cm" draw:fill="none" draw:textarea-horizontal-align="justify" draw:textarea-vertical-align="middle" draw:auto-grow-height="false" fo:min-height="0.156cm" fo:min-width="0.135cm" fo:padding-top="0.125cm" fo:padding-bottom="0.125cm" fo:padding-left="0.25cm" fo:padding-right="0.25cm"/>
    </style:style>
    <style:style style:name="P1" style:family="paragraph">
      <loext:graphic-properties draw:fill-color="#3e4431"/>
      <style:paragraph-properties fo:text-align="center"/>
    </style:style>
    <style:style style:name="P2" style:family="paragraph">
      <loext:graphic-properties draw:fill="none" draw:fill-color="#ffffff"/>
      <style:text-properties fo:color="#cbcabc" style:font-name="Balthazar" fo:font-size="10pt" fo:letter-spacing="0.071cm" style:font-size-asian="10pt" style:font-size-complex="10pt"/>
    </style:style>
    <style:style style:name="P3" style:family="paragraph">
      <loext:graphic-properties draw:fill="none" draw:fill-color="#ffffff"/>
      <style:text-properties fo:color="#cbcabc" style:font-name="Prata" fo:letter-spacing="0.282cm"/>
    </style:style>
    <style:style style:name="P4" style:family="paragraph">
      <loext:graphic-properties draw:fill="none" draw:fill-color="#ffffff"/>
      <style:text-properties fo:color="#cbcabc" style:font-name="Prata" fo:font-size="10pt" fo:letter-spacing="0.071cm" style:font-size-asian="10pt" style:font-size-complex="10pt"/>
    </style:style>
    <style:style style:name="P5" style:family="paragraph">
      <loext:graphic-properties draw:fill="none"/>
      <style:paragraph-properties fo:text-align="center"/>
      <style:text-properties fo:color="#cbcabc" style:font-name="Prata" fo:font-size="10pt"/>
    </style:style>
    <style:style style:name="P6" style:family="paragraph">
      <loext:graphic-properties draw:fill="solid" draw:fill-color="#cbcabc"/>
      <style:paragraph-properties fo:text-align="center"/>
      <style:text-properties fo:color="#cbcabc" style:font-name="Balthazar" fo:font-size="10pt" fo:letter-spacing="0.071cm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cbcabc" style:font-name="Balthazar" fo:font-size="10pt" fo:letter-spacing="0.071cm" style:font-size-asian="10pt" style:font-size-complex="10pt"/>
    </style:style>
    <style:style style:name="T2" style:family="text">
      <style:text-properties fo:color="#cbcabc" style:font-name="Prata" fo:letter-spacing="0.282cm"/>
    </style:style>
    <style:style style:name="T3" style:family="text">
      <style:text-properties fo:color="#cbcabc" style:font-name="Prata" fo:font-size="10pt" fo:letter-spacing="0.071cm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894cm" svg:height="10.693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measurelines" svg:width="3.021cm" svg:height="0.607cm" svg:x="5.437cm" svg:y="6.985cm">
          <draw:text-box>
            <text:p><text:span text:style-name="T1">H</text:span><text:span text:style-name="T1">E</text:span><text:span text:style-name="T1">I</text:span><text:span text:style-name="T1">D</text:span><text:span text:style-name="T1">E</text:span><text:span text:style-name="T1">L</text:span><text:span text:style-name="T1">B</text:span><text:span text:style-name="T1">E</text:span><text:span text:style-name="T1">R</text:span><text:span text:style-name="T1">G</text:span></text:p>
          </draw:text-box>
        </draw:frame>
        <draw:custom-shape draw:style-name="gr3" draw:text-style-name="P1" draw:layer="layout" svg:width="13.106cm" svg:height="10.033cm" svg:x="0.356cm" svg:y="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9.866cm" svg:height="1.115cm" svg:x="2.014cm" svg:y="4.289cm">
          <draw:text-box>
            <text:p><text:span text:style-name="T2">TOBIAS &amp; LAURA</text:span></text:p>
          </draw:text-box>
        </draw:frame>
        <draw:frame draw:style-name="gr5" draw:text-style-name="P4" draw:layer="layout" svg:width="3.473cm" svg:height="0.734cm" svg:x="5.211cm" svg:y="5.769cm">
          <draw:text-box>
            <text:p><text:span text:style-name="T3">20 DEC 2019</text:span></text:p>
          </draw:text-box>
        </draw:frame>
        <draw:line draw:style-name="gr6" draw:text-style-name="P5" draw:layer="layout" svg:x1="6.592cm" svg:y1="6.69cm" svg:x2="7.303cm" svg:y2="6.69cm">
          <text:p/>
        </draw:line>
        <draw:g>
          <draw:path draw:style-name="gr7" draw:text-style-name="P6" draw:layer="layout" svg:width="0.145cm" svg:height="0.225cm" draw:transform="rotate (0.436332312998582) translate (5.447196956443cm 3.67838552588921cm)" svg:viewBox="0 0 146 226" svg:d="M25 171l-1 16c18 11 34 16 49 16 14 0 25-3 34-9 8-6 12-13 12-23 0-9-3-17-8-24-6-7-12-12-21-15-8-4-17-8-26-12-10-5-19-9-27-13s-15-10-20-18c-6-8-9-17-9-28 0-18 8-32 22-42 14-11 32-16 55-16 14 0 28 2 43 7l2-10h7l-3 60h-7l-2-15c-20-13-38-20-53-20-10 0-18 2-24 7-5 4-8 11-8 20 0 10 4 17 11 24s16 12 26 16c11 4 21 8 32 13 10 4 19 11 27 20 7 9 10 20 10 34 0 21-7 37-22 49-16 12-36 18-62 18-15 0-32-2-51-8l-5 8-6-2 19-55z">
            <text:p/>
          </draw:path>
          <draw:path draw:style-name="gr7" draw:text-style-name="P6" draw:layer="layout" svg:width="0.206cm" svg:height="0.213cm" draw:transform="rotate (0.349065850398866) translate (5.63322699571086cm 3.59099048870666cm)" svg:viewBox="0 0 207 214" svg:d="M149 160c-2-6-4-12-6-18-27-1-54 0-81 0-2 6-5 12-7 18-3 15-7 30-11 44 6 1 11 2 16 2 0 3-1 5-1 8-19-1-39 0-59 0 0-3 0-5 0-7 4-1 7-2 11-3 26-65 53-130 79-195-4-1-9-1-13-2 0-3 0-5 0-7 20 0 39 0 58 0 0 2 0 4 1 7-5 1-9 1-14 2 25 65 49 130 74 195 3 1 7 2 11 3-1 2-1 4-1 7-21-1-42 0-63 0 0-3 0-5 0-8 5 0 10-1 15-2-3-14-6-29-9-44zM104 35c-11 27-22 55-33 83 21 0 42 0 63 0-10-28-20-56-30-83z">
            <text:p/>
          </draw:path>
          <draw:path draw:style-name="gr7" draw:text-style-name="P6" draw:layer="layout" svg:width="0.2cm" svg:height="0.212cm" draw:transform="rotate (0.261799387799149) translate (5.88145945049501cm 3.52063126454132cm)" svg:viewBox="0 0 201 213" svg:d="M191 9c-25 65-50 130-74 195 3 1 7 1 11 2 0 3 0 5-1 7-18 0-37 0-55 0 0-2 0-4 0-7 3-1 7-1 11-2-24-65-48-130-72-195-4-1-7-1-11-2 0-3 0-5 0-7 22 0 44 0 65 0 0 2 1 5 1 7-6 1-11 2-16 2 3 16 6 31 9 47 14 42 29 85 44 127 14-42 29-85 44-127 2-16 5-31 8-47-6 0-11-1-16-2 0-2 0-5 0-7 21 0 41 0 62 0 0 2 0 4 0 7-3 1-7 1-10 2z">
            <text:p/>
          </draw:path>
          <draw:path draw:style-name="gr7" draw:text-style-name="P6" draw:layer="layout" svg:width="0.15cm" svg:height="0.232cm" draw:transform="rotate (0.174532925199433) translate (6.15904250547683cm 3.43296858626411cm)" svg:viewBox="0 0 151 233" svg:d="M136 38c-13-1-25-2-38-3-17 0-35 0-52 0-1 15-2 30-3 46 0 5 0 10 0 16 22 0 45 0 67 0 1-4 2-7 3-10 3 0 5 0 7 0-1 16-1 32-2 48-2 0-5 0-7 0 0-5-1-10-2-14-22 0-44 0-66 0 0 11 0 22 0 33 1 16 2 31 3 46 17 0 35 0 52 0 14-1 27-3 41-4 2-5 4-9 6-14 2 0 4 1 6 1-4 17-8 34-11 50-2 0-4 0-7 0 1-3 1-6 1-9-45 0-89 0-134 0 0-2 0-5 0-7 4-1 7-2 11-2 1-21 2-41 4-61 0-25 0-49 0-74-2-20-3-40-4-60-4-1-7-2-11-2 0-3 0-5 0-7 46 0 91 0 137 0 1-4 2-7 3-11 2 0 4 0 6 0 0 17-1 35-2 52-2 0-4 0-6 0-1-5-2-9-2-14z">
            <text:p/>
          </draw:path>
          <draw:path draw:style-name="gr7" draw:text-style-name="P6" draw:layer="layout" svg:width="0.16cm" svg:height="0.224cm" draw:transform="rotate (0.0872664625997165) translate (6.5323067742156cm 3.37438794927643cm)" svg:viewBox="0 0 161 225" svg:d="M10 12c15 0 30 0 45 0 17 0 34 0 51 0 15 0 30 0 45 0 0-4 1-8 2-12 2 0 4 0 6 0 1 17 1 33 2 50-3 0-5 0-7 0-1-5-2-9-3-14-18 0-36 0-53 0-1 16-2 31-3 47 0 24 0 49 0 73 1 20 2 40 4 60 5 1 10 2 16 2 0 3-1 5-1 7-22 0-45 0-67 0 0-2 0-4 0-7 5 0 10-1 15-2 2-20 3-41 5-61 0-25 0-49 0-74-1-15-3-30-4-45-18 0-35 0-53 0-1 5-2 9-3 14-3 0-5 0-7 0 0-17 1-33 1-50 3 0 5 0 7 0 1 4 1 8 2 12z">
            <text:p/>
          </draw:path>
          <draw:path draw:style-name="gr7" draw:text-style-name="P6" draw:layer="layout" svg:width="0.193cm" svg:height="0.213cm" svg:x="6.816cm" svg:y="3.367cm" svg:viewBox="0 0 194 214" svg:d="M47 9c-1 20-3 41-4 61 0 6 0 13 0 19 36 0 72 0 108 0 0-7 0-13 0-19-1-21-2-41-4-61-5 0-9-1-14-2 0-2 0-5 0-7 21 0 41 0 61 0 0 2 0 4 0 7-3 1-7 1-10 2-2 20-3 41-5 61 0 25 0 49 0 74 2 20 3 40 5 60 3 1 7 2 10 3 0 2 0 4 0 7-20 0-40 0-61 0 0-3 0-5 0-8 5-1 9-1 14-2 2-20 3-40 4-60 0-11 0-21 0-31-36 0-72 0-108 0 0 10 0 20 0 31 1 20 3 40 4 60 5 1 9 1 14 2 0 3 0 5 0 8-20 0-41 0-61 0 0-3 0-5 0-7 4-1 7-2 11-3 1-20 2-40 4-60 0-25 0-50 0-74-2-21-3-41-4-61-4-1-7-1-11-2 0-3 0-5 0-7 20 0 41 0 61 0 0 2 0 5 0 7-5 1-9 2-14 2z">
            <text:p/>
          </draw:path>
          <draw:path draw:style-name="gr7" draw:text-style-name="P6" draw:layer="layout" svg:width="0.15cm" svg:height="0.232cm" draw:transform="rotate (-0.0698131700797735) translate (7.10951707763427cm 3.36226898012533cm)" svg:viewBox="0 0 151 233" svg:d="M136 38c-13-1-25-2-38-3-17 0-35 0-52 0-1 15-2 30-3 46 0 5 0 10 0 16 22 0 45 0 67 0 1-4 2-7 3-10 3 0 5 0 7 0-1 16-1 32-2 48-2 0-5 0-7 0 0-5-1-10-2-14-22 0-44 0-66 0 0 11 0 22 0 33 1 16 2 31 3 46 17 0 35 0 52 0 14-1 27-3 41-4 2-5 4-9 6-14 2 0 4 1 6 1-4 17-8 34-11 50-2 0-4 0-7 0 1-3 1-6 1-9-45 0-89 0-134 0 0-2 0-5 0-7 4-1 7-2 11-2 1-21 2-41 4-61 0-25 0-49 0-74-2-20-3-40-4-60-4-1-7-2-11-3 0-2 0-4 0-6 46 0 91 0 137 0 1-4 2-7 3-11 2 0 4 0 6 0 0 17-1 35-2 52-2 0-4 0-6 0-1-5-2-9-2-14z">
            <text:p/>
          </draw:path>
          <draw:path draw:style-name="gr7" draw:text-style-name="P6" draw:layer="layout" svg:width="0.186cm" svg:height="0.213cm" draw:transform="rotate (-0.174532925199434) translate (7.51917788543392cm 3.41750884893798cm)" svg:viewBox="0 0 187 214" svg:d="M11 204l4-60v-74l-4-60-11-3v-7c29 0 57 0 83 0 35 0 61 8 78 25 17 16 26 43 26 79 0 73-36 110-108 110h-79v-7zM43 144l3 43c11 3 25 5 39 5 47 0 70-27 70-83 0-30-7-52-19-67-12-14-31-22-56-22-11 0-23 2-34 6l-3 45z">
            <text:p/>
          </draw:path>
          <draw:path draw:style-name="gr7" draw:text-style-name="P6" draw:layer="layout" svg:width="0.206cm" svg:height="0.213cm" draw:transform="rotate (-0.26179938779915) translate (7.76552664592672cm 3.47059185928205cm)" svg:viewBox="0 0 207 214" svg:d="M149 160c-2-6-4-12-6-19-27 0-54 1-81 1-2 6-5 12-7 18-3 15-7 30-11 44 6 1 11 2 16 2 0 3-1 5-1 7-19 0-39 1-59 1 0-3 0-5 0-7 4-1 7-2 11-3 26-65 53-130 79-195-4-1-9-1-13-2 0-3 0-5 0-7 20 0 39 0 58 0 0 2 0 4 1 7-5 1-9 1-14 2 25 65 49 130 74 195 3 1 7 2 11 3-1 2-1 4-1 7-21 0-42-1-63-1 0-2 0-4 0-7 5 0 10-1 15-2-3-14-6-29-9-44zM104 35c-11 27-22 55-33 83 21 0 42 0 63 0-10-28-20-56-30-83z">
            <text:p/>
          </draw:path>
          <draw:path draw:style-name="gr7" draw:text-style-name="P6" draw:layer="layout" svg:width="0.16cm" svg:height="0.224cm" draw:transform="rotate (-0.349065850398867) translate (8.04792129406108cm 3.54428328864043cm)" svg:viewBox="0 0 161 225" svg:d="M10 12c15 0 30 0 45 0 17 0 34 0 51 0 15 0 30 0 45 0 0-4 1-8 2-12 2 0 4 0 6 0 1 17 1 33 2 50-3 0-5 0-7 0-1-5-2-9-3-14-18 0-36 0-53 0-1 16-2 31-3 47 0 24 0 49 0 73 1 20 2 40 4 60 5 1 10 2 16 2 0 3-1 5-1 7-22 0-45 0-67 0 0-2 0-4 0-7 5 0 10-1 15-2 2-20 3-41 5-61 0-25 0-49 0-74-1-15-3-30-4-45-18 0-35 0-53 0-1 5-2 9-3 14-3 0-5 0-7 0 0-17 1-33 1-50 3 0 5 0 7 0 1 4 1 8 2 12z">
            <text:p/>
          </draw:path>
          <draw:path draw:style-name="gr7" draw:text-style-name="P6" draw:layer="layout" svg:width="0.15cm" svg:height="0.232cm" draw:transform="rotate (-0.436332312998583) translate (8.28755734097156cm 3.62552895397948cm)" svg:viewBox="0 0 151 233" svg:d="M136 38c-13-1-25-2-38-3-17 0-35 0-52 0-1 15-2 30-3 46 0 5 0 10 0 16 22 0 45 0 67 0 1-4 2-7 3-10 3 0 5 0 7 0-1 16-1 32-2 48-2 0-5 0-7 0 0-5-1-10-2-14-22 0-44 0-66 0 0 11 0 22 0 33 1 16 2 31 3 46 17 0 35 0 52 0 14-1 27-3 41-4 2-5 4-9 6-14 2 0 4 1 6 1-4 17-8 34-11 50-2 0-4 0-7 0 1-3 1-6 1-9-45 0-89 0-134 0 0-2 0-5 0-7 4-1 7-2 11-2 1-21 2-41 4-61 0-25 0-49 0-74-2-20-3-40-4-60-4-1-7-2-11-2 0-3 0-5 0-7 46 0 91 0 137 0 1-4 2-7 3-11 2 0 4 0 6 0 0 17-1 35-2 52-2 0-4 0-6 0-1-5-2-9-2-14z">
            <text:p/>
          </draw:path>
        </draw:g>
        <draw:custom-shape draw:style-name="gr8" draw:text-style-name="P7" draw:layer="layout" svg:width="0.635cm" svg:height="0.635cm" svg:x="0.356cm" svg:y="0.3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406cm" svg:height="1.219cm" svg:x="0.356cm" svg:y="0.3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635cm" svg:height="0.406cm" svg:x="0.762cm" svg:y="0.3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635cm" svg:height="0.635cm" svg:x="0.356cm" svg:y="9.7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635cm" svg:height="0.635cm" svg:x="12.827cm" svg:y="0.3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635cm" svg:height="0.635cm" svg:x="12.827cm" svg:y="9.7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406cm" svg:height="1.219cm" svg:x="13.056cm" svg:y="0.3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406cm" svg:height="1.219cm" svg:x="13.056cm" svg:y="9.19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635cm" svg:height="0.406cm" svg:x="12.421cm" svg:y="0.3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635cm" svg:height="0.406cm" svg:x="0.762cm" svg:y="10.0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406cm" svg:height="1.219cm" svg:x="0.356cm" svg:y="9.19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635cm" svg:height="0.406cm" svg:x="12.421cm" svg:y="10.00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021cm" svg:height="0.607cm" svg:x="5.438cm" svg:y="6.986cm">
          <draw:text-box>
            <text:p><text:span text:style-name="T1">HEIDELBER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lthazar" svg:font-family="Balthazar" style:font-pitch="variable"/>
    <style:font-face style:name="Liberation Sans1" svg:font-family="'Liberation Sans'" style:font-pitch="variable"/>
    <style:font-face style:name="Prata" svg:font-family="Prat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fit-to-contour="true" fo:padding-top="0cm" fo:padding-bottom="0cm" fo:padding-left="0cm" fo:padding-r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894cm" fo:page-height="10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30T15:15:44.952958153</meta:creation-date>
    <dc:date>2019-01-06T10:49:54.602182432</dc:date>
    <meta:editing-duration>P4DT1H6M35S</meta:editing-duration>
    <meta:editing-cycles>8</meta:editing-cycles>
    <meta:generator>LibreOffice/5.1.6.2$Linux_X86_64 LibreOffice_project/10m0$Build-2</meta:generator>
    <meta:document-statistic meta:object-count="31"/>
  </office:meta>
</office:document-meta>
</file>